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00270000002780602084.png" manifest:media-type="image/png"/>
  <manifest:file-entry manifest:full-path="Pictures/1000012B000004020000040243225201.svg" manifest:media-type="image/svg+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pr1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5.5cm" svg:height="15.5cm" svg:x="6.25cm" svg:y="0.125cm">
          <draw:image xlink:href="Pictures/1000012B000004020000040243225201.svg" xlink:type="simple" xlink:show="embed" xlink:actuate="onLoad" draw:mime-type="image/svg+xml">
            <text:p/>
          </draw:image>
          <draw:image xlink:href="Pictures/10000001000000270000002780602084.png" xlink:type="simple" xlink:show="embed" xlink:actuate="onLoad" draw:mime-type="image/png"/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3T21:35:03.712443233</meta:creation-date>
    <dc:date>2023-12-03T21:36:22.436217655</dc:date>
    <meta:editing-duration>PT1M22S</meta:editing-duration>
    <meta:editing-cycles>1</meta:editing-cycles>
    <meta:document-statistic meta:object-count="24"/>
    <meta:generator>LibreOfficeDev/24.2.0.0.alpha1$Linux_X86_64 LibreOffice_project/62cff024d17b4971282c442dd30be485300be38a</meta:generator>
  </office:meta>
</office:document-meta>
</file>